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36">
      <style:table-cell-properties fo:background-color="#92D050"/>
    </style:style>
    <style:style style:name="ce4" style:family="table-cell" style:parent-style-name="Default" style:data-style-name="N37">
      <style:table-cell-properties fo:background-color="#92D050"/>
    </style:style>
    <style:style style:name="ce5" style:family="table-cell" style:parent-style-name="Default" style:data-style-name="N19">
      <style:table-cell-properties fo:background-color="#92D050"/>
    </style:style>
    <style:style style:name="ce6" style:family="table-cell" style:parent-style-name="Default" style:data-style-name="N0">
      <style:table-cell-properties fo:background-color="#FAC090"/>
    </style:style>
    <style:style style:name="ce7" style:family="table-cell" style:parent-style-name="Default" style:data-style-name="N19">
      <style:table-cell-properties fo:background-color="#FAC090"/>
    </style:style>
    <style:style style:name="ce8" style:family="table-cell" style:parent-style-name="Default" style:data-style-name="N36">
      <style:table-cell-properties fo:background-color="#FAC090"/>
    </style:style>
    <style:style style:name="ce9" style:family="table-cell" style:parent-style-name="Default" style:data-style-name="N0">
      <style:table-cell-properties fo:background-color="#E46D0A"/>
    </style:style>
    <style:style style:name="ce10" style:family="table-cell" style:parent-style-name="Default" style:data-style-name="N0">
      <style:table-cell-properties fo:background-color="#FAC090"/>
    </style:style>
    <style:style style:name="ce11" style:family="table-cell" style:parent-style-name="Default" style:data-style-name="N36">
      <style:table-cell-properties fo:background-color="#FAC090"/>
    </style:style>
    <style:style style:name="ce12" style:family="table-cell" style:parent-style-name="Default" style:data-style-name="N19">
      <style:table-cell-properties fo:background-color="#FAC090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4.261041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ch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debut</text:p>
          </table:table-cell>
          <table:table-cell office:value-type="string" table:style-name="ce1">
            <text:p>date fin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interet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criteres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voir une classe jeu generique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date" office:date-value="2013-12-01T00:00:00" table:style-name="ce3">
            <text:p>01/12/1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une classe abstraite avec toutes les méthodes pour representer un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separer dans un package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package generic ou il n'y a pas de reference aux sous classes de jeu (sauf dans factory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trouver un moyen de lier la vue et le controleur à son jeu associé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seul le jeu connait les sous classes correspondant à sa vue et son controleur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MenuItem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la construction des menus doit etre la plus simple sans ref explicites aux sous classes des jeux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a classe VueArbr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l y a beaucoup de répétitions au niveau du code (Refactoring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'affichage de l'hypertre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Il y a un trop en trop, lors du clic sur un noeud, le jeu ne retourne pas à l'état correpondant</text:p>
          </table:table-cell>
          <table:table-cell table:number-columns-repeated="16376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faire affichage hypertree generique</text:p>
          </table:table-cell>
          <table:table-cell office:value-type="string" table:style-name="ce10">
            <text:p>non OK</text:p>
          </table:table-cell>
          <table:table-cell office:value-type="date" office:date-value="2013-12-15T00:00:00" table:style-name="ce11">
            <text:p>15/12/13</text:p>
          </table:table-cell>
          <table:table-cell table:style-name="ce12"/>
          <table:table-cell office:value-type="float" office:value="13" table:style-name="ce10">
            <text:p>13</text:p>
          </table:table-cell>
          <table:table-cell office:value-type="float" office:value="8" table:style-name="ce10">
            <text:p>8</text:p>
          </table:table-cell>
          <table:table-cell table:style-name="ce10"/>
          <table:table-cell office:value-type="string" table:style-name="ce10">
            <text:p>un seule classe hypertree dans generique, possibilite de jouer a rushhour et au morpion, pas de reference aux sousclasses de jeu</text:p>
          </table:table-cell>
          <table:table-cell table:number-columns-repeated="15" table:style-name="ce10"/>
          <table:table-cell table:number-columns-repeated="16361"/>
        </table:table-row>
        <table:table-row table:style-name="ro1">
          <table:table-cell office:value-type="string" table:style-name="ce6">
            <text:p>Centre et colorer le noeud lorsqu'on clique dessus</text:p>
          </table:table-cell>
          <table:table-cell office:value-type="string" table:style-name="ce6">
            <text:p>en cours</text:p>
          </table:table-cell>
          <table:table-cell office:value-type="date" office:date-value="2014-02-15T00:00:00" table:style-name="ce7">
            <text:p>15/02/201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13" table:style-name="ce6">
            <text:p>13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6">
            <text:p>Minmax</text:p>
          </table:table-cell>
          <table:table-cell office:value-type="string" table:style-name="ce6">
            <text:p>en cours</text:p>
          </table:table-cell>
          <table:table-cell office:value-type="date" office:date-value="2013-12-20T00:00:00" table:style-name="ce8">
            <text:p>20/12/13</text:p>
          </table:table-cell>
          <table:table-cell table:style-name="ce6"/>
          <table:table-cell office:value-type="float" office:value="21" table:style-name="ce6">
            <text:p>2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IA qui sait jouer au morpion, testunitaires, ...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6">
            <text:p>A*</text:p>
          </table:table-cell>
          <table:table-cell table:number-columns-repeated="3" table:style-name="ce6"/>
          <table:table-cell office:value-type="float" office:value="21" table:style-name="ce6">
            <text:p>2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IA qui sait jouer à rushhour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6">
            <text:p>decrire comment ajouter un jeu (mode emploi)</text:p>
          </table:table-cell>
          <table:table-cell table:number-columns-repeated="3" table:style-name="ce6"/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6">
            <text:p>etre le plus generique possible en limitant les modifications dans le package generic (pas de reference aux sous classes)</text:p>
          </table:table-cell>
          <table:table-cell table:number-columns-repeated="16376" table:style-name="ce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uniformiser en anglais</text:p>
          </table:table-cell>
          <table:table-cell table:number-columns-repeated="4" table:style-name="ce9"/>
          <table:table-cell office:value-type="float" office:value="2" table:style-name="ce9">
            <text:p>2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9">
            <text:p>separer tree du reste dans generic</text:p>
          </table:table-cell>
          <table:table-cell table:number-columns-repeated="4" table:style-name="ce9"/>
          <table:table-cell office:value-type="float" office:value="8" table:style-name="ce9">
            <text:p>8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9">
            <text:p>separer IA du reste dans generic</text:p>
          </table:table-cell>
          <table:table-cell table:number-columns-repeated="4" table:style-name="ce9"/>
          <table:table-cell office:value-type="float" office:value="8" table:style-name="ce9">
            <text:p>8</text:p>
          </table:table-cell>
          <table:table-cell table:number-columns-repeated="16378" table:style-name="ce9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ongphet</meta:initial-creator>
    <dc:creator>Phongphet</dc:creator>
    <meta:creation-date>2009-04-16T11:32:48Z</meta:creation-date>
    <dc:date>2014-01-23T02:22:39Z</dc:date>
    <meta:editing-cycles>6</meta:editing-cycles>
    <meta:editing-duration>PT1091S</meta:editing-duration>
    <meta:user-defined meta:name="Info 1"/>
    <meta:user-defined meta:name="Info 2"/>
    <meta:user-defined meta:name="Info 3"/>
    <meta:user-defined meta:name="Info 4"/>
  </office:meta>
</office:document-meta>
</file>